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0694in" fo:margin-bottom="0.0694in" style:line-height-at-least="0.25in" fo:background-color="#FFFFFF"/>
    </style:style>
    <style:style style:name="T3" style:parent-style-name="Fuentedepárrafopredeter." style:family="text">
      <style:text-properties style:font-name="Helvetica" style:font-name-asian="Times New Roman" style:font-name-complex="Helvetica" fo:color="#000000" style:letter-kerning="false" fo:font-size="13.5pt" style:font-size-asian="13.5pt" style:font-size-complex="13.5pt" style:language-asian="es" style:country-asian="ES"/>
    </style:style>
    <style:style style:name="P4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5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6" style:parent-style-name="Normal" style:family="paragraph">
      <style:paragraph-properties fo:margin-top="0.0694in" fo:margin-bottom="0.0694in" style:line-height-at-least="0.25in" fo:background-color="#FFFFFF"/>
    </style:style>
    <style:style style:name="T7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8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9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10" style:parent-style-name="Hipervínculo" style:family="text">
      <style:text-properties style:font-name="Helvetica" style:font-name-asian="Times New Roman" style:font-name-complex="Helvetica" style:letter-kerning="false" style:language-asian="es" style:country-asian="ES"/>
    </style:style>
    <style:style style:name="P11" style:parent-style-name="Normal" style:family="paragraph">
      <style:paragraph-properties fo:margin-top="0.0694in" fo:margin-bottom="0.0694in" style:line-height-at-least="0.25in" fo:background-color="#FFFFFF"/>
    </style:style>
    <style:style style:name="T12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13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14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15" style:parent-style-name="Hipervínculo" style:family="text">
      <style:text-properties style:font-name="Helvetica" style:font-name-asian="Times New Roman" style:font-name-complex="Helvetica" style:letter-kerning="false" style:language-asian="es" style:country-asian="ES"/>
    </style:style>
    <style:style style:name="P16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17" style:parent-style-name="Normal" style:family="paragraph">
      <style:paragraph-properties fo:margin-top="0.0694in" fo:margin-bottom="0.0694in" style:line-height-at-least="0.25in" fo:background-color="#FFFFFF"/>
    </style:style>
    <style:style style:name="T18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19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20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21" style:parent-style-name="Hipervínculo" style:family="text">
      <style:text-properties style:font-name="Helvetica" style:font-name-asian="Times New Roman" style:font-name-complex="Helvetica" style:letter-kerning="false" style:language-asian="es" style:country-asian="ES"/>
    </style:style>
    <style:style style:name="P22" style:parent-style-name="Normal" style:family="paragraph">
      <style:paragraph-properties fo:margin-top="0.0694in" fo:margin-bottom="0.0694in" style:line-height-at-least="0.25in" fo:background-color="#FFFFFF"/>
    </style:style>
    <style:style style:name="T23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24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25" style:parent-style-name="Hipervínculo" style:family="text">
      <style:text-properties style:font-name="Helvetica" style:font-name-asian="Times New Roman" style:font-name-complex="Helvetica" style:letter-kerning="false" style:language-asian="es" style:country-asian="ES"/>
    </style:style>
    <style:style style:name="P26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27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28" style:parent-style-name="Normal" style:family="paragraph">
      <style:paragraph-properties fo:margin-top="0.0694in" fo:margin-bottom="0.0694in" style:line-height-at-least="0.25in" fo:background-color="#FFFFFF"/>
    </style:style>
    <style:style style:name="T29" style:parent-style-name="Fuentedepárrafopredeter." style:family="text"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T30" style:parent-style-name="Hipervínculo" style:family="text">
      <style:text-properties style:font-name="Helvetica" style:font-name-asian="Times New Roman" style:font-name-complex="Helvetica" style:letter-kerning="false" style:language-asian="es" style:country-asian="ES"/>
    </style:style>
    <style:style style:name="P31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32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33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34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35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36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37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38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39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40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41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42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43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  <style:style style:name="P44" style:parent-style-name="Normal" style:family="paragraph">
      <style:paragraph-properties fo:margin-top="0.0694in" fo:margin-bottom="0.0694in" style:line-height-at-least="0.25in" fo:background-color="#FFFFFF"/>
      <style:text-properties style:font-name="Helvetica" style:font-name-asian="Times New Roman" style:font-name-complex="Helvetica" fo:color="#000000" style:letter-kerning="false" style:language-asian="es" style:country-asian="ES"/>
    </style:style>
  </office:automatic-styles>
  <office:body>
    <office:text text:use-soft-page-breaks="true">
      <text:p text:style-name="P1">PROGRAMACION DE APLICACIONES WEB</text:p>
      <text:p text:style-name="Normal">3/07/2023</text:p>
      <text:p text:style-name="Normal">PAGINAS ESTATICAS</text:p>
      <text:p text:style-name="P2"><text:s text:c="6"/><text:span text:style-name="T3"><text:s/>www. aulablog. com/</text:span></text:p>
      <text:p text:style-name="P4"><text:s text:c="6"/>www. buscadorinfantil. Com</text:p>
      <text:p text:style-name="P5">PAGINAS DINAMICAS</text:p>
      <text:p text:style-name="P6"><text:span text:style-name="T7"><text:s text:c="4"/></text:span><text:span text:style-name="T8"><text:s text:c="2"/></text:span><text:span text:style-name="T9"><text:s/></text:span><text:a xlink:href="http://www.emprendedores.es" office:target-frame-name="_top" xlink:show="replace"><text:span text:style-name="T10">www.emprendedores.es</text:span></text:a></text:p>
      <text:p text:style-name="P11"><text:span text:style-name="T12"><text:s text:c="2"/></text:span><text:span text:style-name="T13"><text:s text:c="4"/></text:span><text:span text:style-name="T14"><text:s text:c="2"/></text:span><text:a xlink:href="http://www.starwars.com" office:target-frame-name="_top" xlink:show="replace"><text:span text:style-name="T15">www.starwars.com</text:span></text:a></text:p>
      <text:p text:style-name="P16">PAGINA COMERCIO ELECTRONICO</text:p>
      <text:p text:style-name="P17"><text:span text:style-name="T18"><text:s/></text:span><text:span text:style-name="T19"><text:s text:c="6"/></text:span><text:span text:style-name="T20"><text:s/></text:span><text:a xlink:href="http://www.amazon" office:target-frame-name="_top" xlink:show="replace"><text:span text:style-name="T21">www.amazon</text:span></text:a></text:p>
      <text:p text:style-name="P22"><text:span text:style-name="T23"><text:s text:c="7"/></text:span><text:span text:style-name="T24"><text:s/></text:span><text:a xlink:href="http://www.alibaba" office:target-frame-name="_top" xlink:show="replace"><text:span text:style-name="T25">www.alibaba</text:span></text:a></text:p>
      <text:p text:style-name="P26">PAGINAS GESTOR DE CONTENIDO</text:p>
      <text:p text:style-name="P27"><text:s text:c="8"/>www,drupal.com</text:p>
      <text:p text:style-name="P28"><text:span text:style-name="T29"><text:s text:c="8"/></text:span><text:a xlink:href="http://www.joomla.com" office:target-frame-name="_top" xlink:show="replace"><text:span text:style-name="T30">www.joomla.com</text:span></text:a></text:p>
      <text:p text:style-name="P31">PAGINA WEB UNA SOLA PAGINA</text:p>
      <text:p text:style-name="P32"><text:s text:c="8"/>Presentación de un producto</text:p>
      <text:p text:style-name="P33"><text:s text:c="8"/>Portfolio</text:p>
      <text:p text:style-name="P34">WEB DE PORTAL</text:p>
      <text:p text:style-name="P35"><text:s text:c="8"/>Juntadeandalucia.es</text:p>
      <text:p text:style-name="P36"><text:s text:c="8"/>Gobiernodecanarias.org</text:p>
      <text:p text:style-name="P37">WEB PROGRESIVAS</text:p>
      <text:p text:style-name="P38"><text:s text:c="7"/>Flipboard</text:p>
      <text:p text:style-name="P39"><text:s text:c="7"/>telegram</text:p>
      <text:p text:style-name="P40"/>
      <text:p text:style-name="P41"/>
      <text:p text:style-name="P42"/>
      <text:p text:style-name="P43"/>
      <text:p text:style-name="P44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3-005</meta:initial-creator>
    <dc:creator>A3-005</dc:creator>
    <meta:creation-date>2023-07-03T14:40:00Z</meta:creation-date>
    <dc:date>2023-07-03T14:53:00Z</dc:date>
    <meta:template xlink:href="Normal" xlink:type="simple"/>
    <meta:editing-cycles>4</meta:editing-cycles>
    <meta:editing-duration>PT720S</meta:editing-duration>
    <meta:document-statistic meta:page-count="2" meta:paragraph-count="1" meta:word-count="111" meta:character-count="723" meta:row-count="5" meta:non-whitespace-character-count="613"/>
  </office:meta>
</office:document-meta>
</file>